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2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9"/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ackground-color="transparent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8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8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8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88" style:family="table-cell" style:parent-style-name="Default">
      <style:table-cell-properties fo:border-bottom="0.51pt solid #000000" fo:border-left="none" fo:border-right="none" fo:border-top="none"/>
    </style:style>
    <style:style style:name="ce289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92" style:family="table-cell" style:parent-style-name="Default" style:data-style-name="N110"/>
    <style:style style:name="ce2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3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301" style:family="table-cell" style:parent-style-name="Default" style:data-style-name="N100"/>
    <style:style style:name="ce30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0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fo:background-color="transparent"/>
    </style:style>
    <style:style style:name="ce34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4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4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5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5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 style:data-style-name="N109">
      <style:table-cell-properties style:vertical-align="automatic"/>
    </style:style>
    <style:style style:name="ce35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>
      <style:table-cell-properties style:vertical-align="automatic"/>
    </style:style>
    <style:style style:name="ce36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6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6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7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7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30])" office:value-type="time" office:time-value="PT11H30M00S" calcext:value-type="time">
            <text:p>11:3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30])" office:value-type="time" office:time-value="PT11H30M00S" calcext:value-type="time">
            <text:p>11:30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2">
          <table:table-cell table:style-name="ce282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282" table:number-columns-repeated="1014"/>
        </table:table-row>
        <table:table-row table:style-name="ro2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282" table:number-columns-repeated="1014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282" table:number-columns-repeated="1014"/>
        </table:table-row>
        <table:table-row table:style-name="ro2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YAT.Model.Test.FileHandlingTest fails because of the issue described in FR#272 =&gt; Dispose() must temporarily be commented-out (for running the test) in Model.Main#1181/Workspace#1143/Terminal#2010" calcext:value-type="string">
            <text:p>YAT.Model.Test.FileHandlingTest fails because of the issue described in FR#272 =&gt; Dispose() must temporarily be commented-out (for running the test) in Model.Main#1181/Workspace#1143/Terminal#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82"/>
          <table:table-cell table:style-name="ce202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2H30M00S" calcext:value-type="time">
            <text:p>02:30</text:p>
          </table:table-cell>
          <table:table-cell table:style-name="ce226"/>
          <table:table-cell table:style-name="ce219" table:formula="of:=MAX([.I$1:.I64])+[.G65]" office:value-type="time" office:time-value="PT11H30M00S" calcext:value-type="time">
            <text:p>11:30</text:p>
          </table:table-cell>
          <table:table-cell table:style-name="ce226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65]; COUNTA([.C$66:.C66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0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2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2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3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7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3H15M00S" calcext:value-type="time">
            <text:p>13:15</text:p>
          </table:table-cell>
          <table:table-cell table:style-name="ce224" table:formula="of:=MAX([.I4:.I65547])" office:value-type="time" office:time-value="PT14H45M00S" calcext:value-type="time">
            <text:p>14:45</text:p>
          </table:table-cell>
          <table:table-cell table:style-name="ce229" table:number-columns-repeated="1014"/>
        </table:table-row>
        <table:table-row table:style-name="ro2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3H25M00S" calcext:value-type="time">
            <text:p>13:25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3H35M00S" calcext:value-type="time">
            <text:p>13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4H35M00S" calcext:value-type="time">
            <text:p>14:3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FileHandlingTest fails because of the issue described in FR#272 =&gt; Dispose() must temporarily be commented-out (for running the test) in Model.Main#1181/Workspace#1143/Terminal#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82"/>
          <table:table-cell table:style-name="ce202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64])+[.G65]" office:value-type="time" office:time-value="PT14H45M00S" calcext:value-type="time">
            <text:p>14:45</text:p>
          </table:table-cell>
          <table:table-cell table:style-name="ce228"/>
          <table:table-cell table:style-name="ce282" table:number-columns-repeated="1014"/>
        </table:table-row>
        <table:table-row table:style-name="ro4">
          <table:table-cell table:number-columns-repeated="2"/>
          <table:table-cell table:style-name="ce203" table:formula="of:=CONCATENATE([.B$65]; COUNTA([.C$66:.C66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10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/>
          <table:table-cell table:style-name="ce203" table:formula="of:=CONCATENATE([.B$65]; COUNTA([.C$66:.C72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84" table:number-columns-repeated="2"/>
          <table:table-cell table:style-name="ce256"/>
          <table:table-cell table:style-name="ce211" office:value-type="string" calcext:value-type="string">
            <text:p>272 occurrences totally expected in Diagnostics and Serializer, as well as many 'Test'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2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2">
          <table:table-cell table:number-columns-repeated="2"/>
          <table:table-cell table:style-name="ce203" table:formula="of:=CONCATENATE([.B$65]; COUNTA([.C$66:.C78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48"/>
        <table:table-column table:style-name="co14" table:default-cell-style-name="Default"/>
        <table:table-column table:style-name="co15" table:default-cell-style-name="ce222"/>
        <table:table-column table:style-name="co16" table:default-cell-style-name="Default"/>
        <table:table-column table:style-name="co5" table:default-cell-style-name="Default"/>
        <table:table-column table:style-name="co17" table:default-cell-style-name="ce262"/>
        <table:table-column table:style-name="co17" table:default-cell-style-name="ce268"/>
        <table:table-column table:style-name="co17" table:default-cell-style-name="ce262"/>
        <table:table-column table:style-name="co17" table:default-cell-style-name="ce268"/>
        <table:table-column table:style-name="co11" table:number-columns-repeated="1014" table:default-cell-style-name="Default"/>
        <table:table-row table:style-name="ro2">
          <table:table-cell table:style-name="ce238"/>
          <table:table-cell table:style-name="ce243" table:number-columns-repeated="4"/>
          <table:table-cell table:style-name="ce257" office:value-type="string" calcext:value-type="string">
            <text:p>Duration</text:p>
          </table:table-cell>
          <table:table-cell table:style-name="ce259" office:value-type="string" calcext:value-type="string">
            <text:p>Step</text:p>
          </table:table-cell>
          <table:table-cell table:style-name="ce265"/>
          <table:table-cell table:style-name="ce259" office:value-type="string" calcext:value-type="string">
            <text:p>Total</text:p>
          </table:table-cell>
          <table:table-cell table:style-name="ce265"/>
          <table:table-cell table:style-name="ce243" table:number-columns-repeated="1014"/>
        </table:table-row>
        <table:table-row table:style-name="ro2">
          <table:table-cell table:style-name="ce239"/>
          <table:table-cell table:style-name="ce244" table:number-columns-repeated="4"/>
          <table:table-cell table:style-name="ce258"/>
          <table:table-cell table:style-name="ce260"/>
          <table:table-cell table:style-name="ce266"/>
          <table:table-cell table:style-name="ce260"/>
          <table:table-cell table:style-name="ce266"/>
          <table:table-cell table:style-name="ce244" table:number-columns-repeated="1014"/>
        </table:table-row>
        <table:table-row table:style-name="ro3">
          <table:table-cell table:style-name="ce240" office:value-type="float" office:value="8" calcext:value-type="float">
            <text:p>8.</text:p>
          </table:table-cell>
          <table:table-cell table:style-name="ce245"/>
          <table:table-cell table:style-name="ce250"/>
          <table:table-cell table:style-name="ce252"/>
          <table:table-cell table:style-name="ce245" office:value-type="string" calcext:value-type="string">
            <text:p>Finalization</text:p>
          </table:table-cell>
          <table:table-cell table:style-name="ce250"/>
          <table:table-cell table:style-name="ce261" office:value-type="time" office:time-value="PT00H00M00S" calcext:value-type="time">
            <text:p>00:00</text:p>
          </table:table-cell>
          <table:table-cell table:style-name="ce267" table:formula="of:=[.G3]+SUM([.G4:.G65540])" office:value-type="time" office:time-value="PT02H10M00S" calcext:value-type="time">
            <text:p>02:10</text:p>
          </table:table-cell>
          <table:table-cell table:style-name="ce261" table:formula="of:=['7. Upload'.$J$3]" office:value-type="time" office:time-value="PT17H05M00S" calcext:value-type="time">
            <text:p>17:05</text:p>
          </table:table-cell>
          <table:table-cell table:style-name="ce267" table:formula="of:=MAX([.I4:.I65540])" office:value-type="time" office:time-value="PT18H55M00S" calcext:value-type="time">
            <text:p>18:55</text:p>
          </table:table-cell>
          <table:table-cell table:style-name="ce272" table:number-columns-repeated="1014"/>
        </table:table-row>
        <table:table-row table:style-name="ro2">
          <table:table-cell table:style-name="ce241"/>
          <table:table-cell table:style-name="ce246"/>
          <table:table-cell table:number-columns-repeated="1022"/>
        </table:table-row>
        <table:table-row table:style-name="ro2">
          <table:table-cell table:style-name="ce215"/>
          <table:table-cell table:style-name="ce24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ubmit new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])+[.G5]" office:value-type="time" office:time-value="PT17H20M00S" calcext:value-type="time">
            <text:p>17:20</text:p>
          </table:table-cell>
          <table:table-cell table:style-name="ce269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5]; COUNTA([.C$6:.C6]); &quot;.&quot;)" office:value-type="string" office:string-value="8.1.1." calcext:value-type="string">
            <text:p>8.1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]; COUNTA([.C$6:.C7]); &quot;.&quot;)" office:value-type="string" office:string-value="8.1.2." calcext:value-type="string">
            <text:p>8.1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end e-mail to the YAT mailing list (Attention: Mail delay up to 60 min !!!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15])+[.G16]" office:value-type="time" office:time-value="PT17H35M00S" calcext:value-type="time">
            <text:p>17:3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31])+[.G32]" office:value-type="time" office:time-value="PT17H40M00S" calcext:value-type="time">
            <text:p>17:4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Recreate and verify working copy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35])+[.G36]" office:value-type="time" office:time-value="PT17H55M00S" calcext:value-type="time">
            <text:p>17:5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5]); &quot;.&quot;)" office:value-type="string" office:string-value="8.4.8." calcext:value-type="string">
            <text:p>8.4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Archive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7])+[.G48]" office:value-type="time" office:time-value="PT18H10M00S" calcext:value-type="time">
            <text:p>18:1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and verify working copy (wait for a few days in case of a severe issue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52])+[.G53]" office:value-type="time" office:time-value="PT18H25M00S" calcext:value-type="time">
            <text:p>18:25</text:p>
          </table:table-cell>
          <table:table-cell table:style-name="ce271"/>
          <table:table-cell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4]); &quot;.&quot;)" office:value-type="string" office:string-value="8.6.1." calcext:value-type="string">
            <text:p>8.6.1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ALAZ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55]); &quot;.&quot;)" office:value-type="string" office:string-value="8.6.2." calcext:value-type="string">
            <text:p>8.6.2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 AssemblyInfo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ll versions must be incremented to ensure proper installation/update!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7]); &quot;.&quot;)" office:value-type="string" office:string-value="8.6.3." calcext:value-type="string">
            <text:p>8.6.3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MKY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8]); &quot;.&quot;)" office:value-type="string" office:string-value="8.6.4." calcext:value-type="string">
            <text:p>8.6.4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MKY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MKY Development Version 1.0.14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60]); &quot;.&quot;)" office:value-type="string" office:string-value="8.6.5." calcext:value-type="string">
            <text:p>8.6.5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\RtfWriter\Properties\AssemblyInfo.c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1]); &quot;.&quot;)" office:value-type="string" office:string-value="8.6.6." calcext:value-type="string">
            <text:p>8.6.6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Uni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6" table:formula="of:=CONCATENATE([.B$53]; COUNTA([.C$54:.C62]); &quot;.&quot;)" office:value-type="string" office:string-value="8.6.7." calcext:value-type="string">
            <text:p>8.6.7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NUni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NUnit Development Version 1.0.11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4]); &quot;.&quot;)" office:value-type="string" office:string-value="8.6.8." calcext:value-type="string">
            <text:p>8.6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YA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5]); &quot;.&quot;)" office:value-type="string" office:string-value="8.6.9." calcext:value-type="string">
            <text:p>8.6.9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YA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YAT 2.0 Gamma 2 Development Version 1.99.35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name post fix in "YAT.Application.ApplicationEx"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dd 'Development' to clearly state that files are non-released revision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number-columns-repeated="2"/>
          <table:table-cell table:style-name="ce248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statistic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68])+[.G73]" office:value-type="time" office:time-value="PT18H40M00S" calcext:value-type="time">
            <text:p>18:40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style-name="ce215"/>
          <table:table-cell table:style-name="ce247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75])+[.G76]" office:value-type="time" office:time-value="PT18H45M00S" calcext:value-type="time">
            <text:p>18:4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/>
          <table:table-cell table:style-name="ce247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Backup PC</text:p>
          </table:table-cell>
          <table:table-cell table:style-name="ce251"/>
          <table:table-cell table:style-name="ce263" office:value-type="time" office:time-value="PT00H30M00S" calcext:value-type="time">
            <text:p>00:30</text:p>
          </table:table-cell>
          <table:table-cell table:style-name="ce269"/>
          <table:table-cell table:style-name="ce263" table:formula="of:=MAX([.I$1:.I72])+[.G79]" office:value-type="time" office:time-value="PT18H55M00S" calcext:value-type="time">
            <text:p>18:55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 style:data-style-name="N2" text:time-value="09:54:58.8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44M25S</meta:editing-duration>
    <meta:editing-cycles>189</meta:editing-cycles>
    <meta:generator>LibreOffice/5.3.0.3$Windows_X86_64 LibreOffice_project/7074905676c47b82bbcfbea1aeefc84afe1c50e1</meta:generator>
    <meta:initial-creator>Matthias Kläy</meta:initial-creator>
    <dc:date>2017-05-26T09:56:58.977000000</dc:date>
    <meta:print-date>2016-08-27T13:56:29.400000000</meta:print-date>
    <meta:document-statistic meta:table-count="9" meta:cell-count="1007" meta:object-count="0"/>
  </office:meta>
</office:document-meta>
</file>